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1" style:master-page-name="Standard">
      <style:paragraph-properties fo:margin-left="1in" fo:margin-right="0in" fo:margin-top="0.1665in" fo:margin-bottom="0.1665in" loext:contextual-spacing="false" fo:line-height="100%" fo:text-indent="-0.25in" style:auto-text-indent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color="#674ea7" style:font-name="Times New Roman" style:font-name-asian="Times New Roman1" style:font-name-complex="Times New Roman1"/>
    </style:style>
    <style:style style:name="T2" style:family="text">
      <style:text-properties fo:color="#674ea7" fo:font-size="10pt" style:font-size-asian="10pt" style:font-size-complex="10pt"/>
    </style:style>
    <style:style style:name="T3" style:family="text">
      <style:text-properties fo:color="#e69138"/>
    </style:style>
    <style:style style:name="T4" style:family="text">
      <style:text-properties fo:color="#ff00ff"/>
    </style:style>
    <style:style style:name="T5" style:family="text">
      <style:text-properties fo:color="#1155cc"/>
    </style:style>
    <style:style style:name="T6" style:family="text">
      <style:text-properties fo:color="#cc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49222727" text:style-name="WWNum1">
        <text:list-item>
          <text:list>
            <text:list-item>
              <text:p text:style-name="P2"><text:span text:style-name="T1">Составьте чек-лист для тестирования простой веб-страницы (например, форма регистрации).</text:span>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Чек-лист 1: Общая проверка и внешний вид</text:span></text:p>
          </table:table-cell>
          <table:table-cell table:style-name="Table1.A1" office:value-type="string">
            <text:p text:style-name="P1">☐ Страница регистрации доступна по правильному URL. <text:s text:c="10"/></text:p>
            <text:p text:style-name="P1">☐ Страница загружается быстро (в пределах разумного). <text:s text:c="9"/></text:p>
            <text:p text:style-name="P1">☐ Страница корректно отображается в разных браузерах (Chrome, Firefox, Safari, Edge и т.д.). </text:p>
            <text:p text:style-name="P1">☐ Страница корректно отображается на разных устройствах (компьютер, планшет, телефон) и разных разрешениях экранов.</text:p>
            <text:p text:style-name="P1">☐ Дизайн страницы выглядит аккуратно и профессионально. <text:s text:c="5"/></text:p>
            <text:p text:style-name="P1">☐ Цвета, шрифты и размеры элементов соответствуют фирменному стилю mail.ru.</text:p>
            <text:p text:style-name="P1">☐ Элементы расположены логично и удобно для восприятия. <text:s text:c="8"/></text:p>
            <text:p text:style-name="P1">☐ На странице нет перекрытия элементов и некорректного отображения. <text:s/></text:p>
            <text:p text:style-name="P1">☐ На странице нет опечаток и ошибок в тексте. <text:s text:c="12"/></text:p>
            <text:p text:style-name="P1">☐ Логотип mail.ru присутствует и отображается корректно. <text:s text:c="7"/>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4">Чек-лист 2: Проверка полей ввода </text:span></text:p>
          </table:table-cell>
          <table:table-cell table:style-name="Table1.A1" office:value-type="string">
            <text:p text:style-name="P1">☐ Есть поле "Имя" и работает корректно. <text:s text:c="31"/></text:p>
            <text:p text:style-name="P1">☐ Есть поле "Фамилия" и работает корректно. <text:s text:c="30"/></text:p>
            <text:p text:style-name="P1">☐ Есть поле "Дата рождения" и работает корректно. <text:s text:c="27"/></text:p>
            <text:p text:style-name="P1">☐ Есть поле выбора "Пол" и работает корректно. <text:s text:c="27"/></text:p>
            <text:p text:style-name="P1">☐ Есть поле "Имя почтового ящика или телефон" и работает корректно. <text:s text:c="13"/></text:p>
            <text:p text:style-name="P1">☐ Есть поле "Пароль" и работает корректно (скрытый ввод, проверка на сложность и т.д.). <text:s text:c="6"/></text:p>
            <text:p text:style-name="P1">☐ Есть поле "Подтвердите пароль" и работает корректно (сравнение с полем "Пароль"). <text:s text:c="10"/></text:p>
            <text:p text:style-name="P1">☐ Во всех полях есть подсказки/placeholders. <text:s text:c="30"/></text:p>
            <text:p text:style-name="P1">☐ Во всех полях правильно обрабатывается ввод (недопустимые символы, максимальная длина). <text:s text:c="7"/></text:p>
            <text:p text:style-name="P1">☐ Во всех полях отображаются сообщения об ошибках, если введены неверные значения. <text:s/></text:p>
            <text:p text:style-name="P1"/>
            <text:p text:style-name="P3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5">Чек-лист 3: Проверка кнопок, ссылок и сообщений</text:span></text:p>
          </table:table-cell>
          <table:table-cell table:style-name="Table2.A1" office:value-type="string">
            <text:p text:style-name="P1">☐ Кнопка "Зарегистрироваться" активна, кликабельна и работает. </text:p>
            <text:p text:style-name="P1">☐ Ссылка "Забыли пароль?" работает корректно. <text:s text:c="9"/></text:p>
            <text:p text:style-name="P1">☐ Ссылка "Условия использования" (или аналогичная) работает корректно.</text:p>
            <text:p text:style-name="P1">☐ Ссылка "Политика конфиденциальности" (или аналогичная) работает корректно. </text:p>
            <text:p text:style-name="P1">☐ Все сообщения об ошибках отображаются корректно (ясно, понятно). <text:s/></text:p>
            <text:p text:style-name="P1">☐ Сообщения об ошибках появляются рядом с соответствующим полем. <text:s text:c="4"/></text:p>
            <text:p text:style-name="P1">☐ Сообщения об ошибках исчезают после исправления ошибки. <text:s text:c="4"/>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<text:span text:style-name="T6">Чек-лист 4: Функциональность и безопасность</text:span> <text:s text:c="3"/></text:p>
          </table:table-cell>
          <table:table-cell table:style-name="Table2.A1" office:value-type="string">
            <text:p text:style-name="P1">☐ Успешная регистрация работает при вводе корректных данных. <text:s text:c="3"/></text:p>
            <text:p text:style-name="P1"><text:s/>☐ После успешной регистрации пользователь перенаправляется на нужную страницу. </text:p>
            <text:p text:style-name="P1">☐ Пользователю отправляется подтверждение регистрации (если это предусмотрено). </text:p>
            <text:p text:style-name="P1">☐ Система корректно обрабатывает ошибки ввода (пустые поля, неверный формат и т.д.). </text:p>
            <text:p text:style-name="P1">☐ Система корректно обрабатывает ошибки со стороны сервера (если возникают). <text:s/></text:p>
            <text:p text:style-name="P1">☐ Передача данных происходит по безопасному протоколу (HTTPS). <text:s text:c="4"/></text:p>
            <text:p text:style-name="P1">☐ Пароли хранятся в зашифрованном виде. <text:s/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39" meta:word-count="337" meta:character-count="2759" meta:non-whitespace-character-count="2164"/>
    <meta:generator>LibreOfficeDev/6.0.5.2$Linux_X86_64 LibreOffice_project/</meta:generator>
  </office:meta>
</office:document-meta>
</file>